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6000002121FC73BFD94902559.png" manifest:media-type="image/png"/>
  <manifest:file-entry manifest:full-path="Pictures/1000AC6D000066BC00000E10D86D2C9784598C12.svg" manifest:media-type="image/svg+xml"/>
  <manifest:file-entry manifest:full-path="Pictures/10000201000003E2000000883052EFCC06F771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 KR Black" svg:font-family="'Noto Sans KR Black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ae2b7"/>
    </style:style>
    <style:style style:name="gr1" style:family="graphic" style:parent-style-name="standard">
      <style:graphic-properties draw:stroke="none" draw:fill-color="#fcbf49" draw:textarea-horizontal-align="justify" draw:textarea-vertical-align="middle" draw:auto-grow-height="false" fo:min-height="7.75cm" fo:min-width="22.25cm"/>
    </style:style>
    <style:style style:name="gr2" style:family="graphic" style:parent-style-name="standard">
      <style:graphic-properties draw:stroke="none" draw:fill-color="#003049" draw:textarea-horizontal-align="justify" draw:textarea-vertical-align="middle" draw:auto-grow-height="false" fo:min-height="29.45cm" fo:min-width="3.1cm"/>
    </style:style>
    <style:style style:name="gr3" style:family="graphic" style:parent-style-name="standard">
      <style:graphic-properties draw:stroke="none" draw:fill-color="#eae2b7" draw:textarea-horizontal-align="justify" draw:textarea-vertical-align="middle" draw:auto-grow-height="false" fo:min-height="29.15cm" fo:min-width="2.8cm"/>
    </style:style>
    <style:style style:name="gr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색과_20_선이_20_없는_20_개체">
      <style:graphic-properties draw:fill="solid" draw:fill-color="#fcbf49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06cm" svg:stroke-color="#3465a4" draw:marker-start-width="0.359cm" draw:marker-end-width="0.359cm" draw:fill="none" draw:fill-color="#ffffff" draw:textarea-horizontal-align="left" draw:textarea-vertical-align="middle" draw:auto-grow-height="true" draw:auto-grow-width="false" fo:min-height="7.899cm" fo:min-width="0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none" svg:stroke-width="0.106cm" svg:stroke-color="#3465a4" draw:marker-start-width="0.359cm" draw:marker-end-width="0.359cm" draw:fill="none" draw:fill-color="#ffffff" draw:textarea-horizontal-align="left" draw:textarea-vertical-align="middle" draw:auto-grow-height="true" draw:auto-grow-width="false" fo:min-height="7.163cm" fo:min-width="0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draw:fill-color="#f57d11" draw:textarea-horizontal-align="justify" draw:textarea-vertical-align="middle" draw:auto-grow-height="false" fo:min-height="0.5cm" fo:min-width="22.25cm"/>
    </style:style>
    <style:style style:name="gr9" style:family="graphic" style:parent-style-name="standard">
      <style:graphic-properties draw:stroke="none" draw:fill-color="#f57d11" draw:textarea-horizontal-align="justify" draw:textarea-vertical-align="middle" draw:auto-grow-height="false" fo:min-height="0.5cm" fo:min-width="23.25cm"/>
    </style:style>
    <style:style style:name="gr10" style:family="graphic" style:parent-style-name="standard">
      <style:graphic-properties draw:stroke="none" draw:fill-color="#f57d11" draw:textarea-horizontal-align="justify" draw:textarea-vertical-align="middle" draw:auto-grow-height="false" fo:min-height="0.5cm" fo:min-width="22.7cm"/>
    </style:style>
    <style:style style:name="gr11" style:family="graphic" style:parent-style-name="standard">
      <style:graphic-properties draw:stroke="none" draw:fill-color="#f57d11" draw:textarea-horizontal-align="justify" draw:textarea-vertical-align="middle" draw:auto-grow-height="false" fo:min-height="29cm" fo:min-width="0.25cm"/>
    </style:style>
    <style:style style:name="gr12" style:family="graphic" style:parent-style-name="standard">
      <style:graphic-properties draw:stroke="none" draw:fill-color="#f57d11" draw:textarea-horizontal-align="justify" draw:textarea-vertical-align="middle" draw:auto-grow-height="false" fo:min-height="29.45cm" fo:min-width="0.25cm"/>
    </style:style>
    <style:style style:name="P1" style:family="paragraph">
      <loext:graphic-properties draw:fill-color="#fcbf49"/>
      <style:paragraph-properties fo:text-align="center"/>
    </style:style>
    <style:style style:name="P2" style:family="paragraph">
      <loext:graphic-properties draw:fill-color="#003049"/>
      <style:paragraph-properties fo:text-align="center"/>
    </style:style>
    <style:style style:name="P3" style:family="paragraph">
      <loext:graphic-properties draw:fill-color="#eae2b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cbf49"/>
      <style:paragraph-properties fo:text-align="center"/>
    </style:style>
    <style:style style:name="P6" style:family="paragraph">
      <style:paragraph-properties fo:text-align="start"/>
      <style:text-properties fo:color="#003049" loext:opacity="100%"/>
    </style:style>
    <style:style style:name="P7" style:family="paragraph">
      <loext:graphic-properties draw:fill="none" draw:fill-color="#ffffff"/>
      <style:paragraph-properties fo:text-align="start"/>
      <style:text-properties fo:color="#003049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color="#003049" loext:opacity="100%" fo:font-size="72pt" style:font-size-asian="72pt" style:font-size-complex="72pt"/>
    </style:style>
    <style:style style:name="P9" style:family="paragraph">
      <loext:graphic-properties draw:fill="none" draw:fill-color="#ffffff"/>
      <style:paragraph-properties fo:text-align="start"/>
      <style:text-properties fo:color="#003049" loext:opacity="100%"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-color="#f57d11"/>
      <style:paragraph-properties fo:text-align="center"/>
    </style:style>
    <style:style style:name="T1" style:family="text">
      <style:text-properties fo:color="#003049" loext:opacity="100%" style:font-name="Arial Black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3049" loext:opacity="100%" style:font-name="Arial Black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3049" loext:opacity="100%" style:font-name="Arial Black1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office:forms form:automatic-focus="false" form:apply-design-mode="false"/>
        <draw:custom-shape draw:style-name="gr1" draw:text-style-name="P1" draw:layer="layout" svg:width="22.75cm" svg:height="8cm" svg:x="27.844cm" svg:y="4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29.7cm" svg:x="24.194cm" svg:y="0.3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29.4cm" svg:x="24.344cm" svg:y="0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5cm" svg:height="5.545cm" svg:x="37.344cm" svg:y="22.359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5" draw:text-style-name="P5" draw:layer="layout" svg:width="13cm" svg:height="1.779cm" draw:transform="rotate (-1.5707963267949) translate (26.844cm 7.609cm)">
          <draw:image xlink:href="Pictures/1000AC6D000066BC00000E10D86D2C9784598C12.svg" xlink:type="simple" xlink:show="embed" xlink:actuate="onLoad" draw:mime-type="image/svg+xml">
            <text:p/>
          </draw:image>
          <draw:image xlink:href="Pictures/10000201000003E2000000883052EFCC06F7719F.png" xlink:type="simple" xlink:show="embed" xlink:actuate="onLoad" draw:mime-type="image/png"/>
        </draw:frame>
        <draw:frame draw:style-name="gr6" draw:text-style-name="P7" draw:layer="layout" svg:width="13.5cm" svg:height="8.255cm" svg:x="36.844cm" svg:y="3.859cm">
          <draw:text-box>
            <text:p text:style-name="P6"><text:span text:style-name="T1"><text:s text:c="21"/></text:span><text:span text:style-name="T2">과학 계산</text:span></text:p>
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 <text:s text:c="17"/></text:span><text:span text:style-name="T2">라이브러리</text:span></text:p>
            <text:p text:style-name="P6"><text:span text:style-name="T1"><text:tab/></text:span><text:span text:style-name="T1"><text:tab/></text:span><text:span text:style-name="T1"><text:tab/></text:span><text:span text:style-name="T1">사용 설명서</text:span></text:p>
          </draw:text-box>
        </draw:frame>
        <draw:frame draw:style-name="gr7" draw:text-style-name="P9" draw:layer="layout" svg:width="7cm" svg:height="7.519cm" svg:x="38.344cm" svg:y="3.34cm">
          <draw:text-box>
            <text:p text:style-name="P8"><text:span text:style-name="T3">GNU</text:span></text:p>
          </draw:text-box>
        </draw:frame>
        <draw:frame draw:style-name="gr4" draw:text-style-name="P4" draw:layer="layout" svg:width="1.75cm" svg:height="2.043cm" svg:x="25.094cm" svg:y="1.066cm">
          <draw:image xlink:href="Pictures/10000201000001C6000002121FC73BFD94902559.png" xlink:type="simple" xlink:show="embed" xlink:actuate="onLoad" draw:mime-type="image/png">
            <text:p/>
          </draw:image>
        </draw:frame>
        <draw:custom-shape draw:style-name="gr1" draw:text-style-name="P1" draw:layer="layout" svg:width="22.75cm" svg:height="8cm" svg:x="1.344cm" svg:y="4.6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75cm" svg:height="0.75cm" svg:x="1.344cm" svg:y="3.87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0" draw:layer="layout" svg:width="22.75cm" svg:height="0.75cm" svg:x="1.344cm" svg:y="12.62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10" draw:layer="layout" svg:width="23.75cm" svg:height="0.75cm" svg:x="0.3cm" svg:y="0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10" draw:layer="layout" svg:width="23.75cm" svg:height="0.75cm" svg:x="0.3cm" svg:y="29.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10" draw:layer="layout" svg:width="23.75cm" svg:height="0.75cm" svg:x="0.3cm" svg:y="0.3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0" draw:layer="layout" svg:width="23.2cm" svg:height="0.75cm" svg:x="27.85cm" svg:y="29.2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0" draw:layer="layout" svg:width="23.2cm" svg:height="0.75cm" svg:x="27.8cm" svg:y="0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0" draw:layer="layout" svg:width="0.75cm" svg:height="29.25cm" svg:x="0.3cm" svg:y="0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0" draw:layer="layout" svg:width="0.75cm" svg:height="29.7cm" svg:x="50.55cm" svg:y="0.3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 KR Black" svg:font-family="'Noto Sans KR Black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1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51.6cm" fo:page-height="3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5T20:42:56.393000000</meta:creation-date>
    <dc:date>2022-01-06T00:38:20.568000000</dc:date>
    <meta:editing-duration>PT23M24S</meta:editing-duration>
    <meta:editing-cycles>1</meta:editing-cycles>
    <meta:document-statistic meta:object-count="18"/>
    <meta:generator>LibreOffice/7.1.4.2$Windows_X86_64 LibreOffice_project/a529a4fab45b75fefc5b6226684193eb000654f6</meta:generator>
  </office:meta>
</office:document-meta>
</file>